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-group>
          <table:table-column table:style-name="co1" table:number-columns-repeated="2" table:default-cell-style-name="ce1"/>
        </table:table-column-group>
        <table:table-column table:style-name="co1" table:default-cell-style-name="ce1"/>
        <table:table-column-group>
          <table:table-column table:style-name="co1" table:number-columns-repeated="3" table:default-cell-style-name="ce1"/>
        </table:table-column-group>
        <table:table-column table:style-name="co1" table:number-columns-repeated="16375" table:default-cell-style-name="ce1"/>
        <table:table-row table:style-name="ro1">
          <table:table-cell office:value-type="string" table:style-name="ce1">
            <text:p>filière</text:p>
          </table:table-cell>
          <table:table-cell office:value-type="string" table:style-name="ce1">
            <text:p>projets</text:p>
          </table:table-cell>
          <table:table-cell office:value-type="string" table:style-name="ce1">
            <text:p>BLOC 1 : Identification et analyse du besoin</text:p>
          </table:table-cell>
          <table:table-cell table:number-columns-repeated="2" table:style-name="ce1"/>
          <table:table-cell office:value-type="string" table:style-name="ce1">
            <text:p>BLOC 2 : Scénaristaion de projets 3D en contexte industriel, serviciel ou ludique</text:p>
          </table:table-cell>
          <table:table-cell table:number-columns-repeated="3" table:style-name="ce1"/>
          <table:table-cell office:value-type="string" table:style-name="ce1">
            <text:p>BLOC 3 : Choix et parametrage d'une plateforme logicielle 3D</text:p>
          </table:table-cell>
          <table:table-cell office:value-type="string" table:style-name="ce1">
            <text:p>BLOC 4 : Conduite de projets de developpement 3D</text:p>
          </table:table-cell>
          <table:table-cell office:value-type="string" table:style-name="ce1">
            <text:p>BLOC 5 : Management des equipes creatives et techniques 3D</text:p>
          </table:table-cell>
          <table:table-cell office:value-type="string" table:style-name="ce1">
            <text:p>repositorie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table:style-name="ce1">
            <text:p>A.1 : Veille sectorielle</text:p>
          </table:table-cell>
          <table:table-cell office:value-type="string" table:style-name="ce1">
            <text:p>A.2 : Identification du besoin d'interactivite visuelle</text:p>
          </table:table-cell>
          <table:table-cell office:value-type="string" table:style-name="ce1">
            <text:p>A.3 : Analyse de faisabilité</text:p>
          </table:table-cell>
          <table:table-cell office:value-type="string" table:style-name="ce1">
            <text:p>A.1 : Consitution de panels utilisateurs</text:p>
          </table:table-cell>
          <table:table-cell office:value-type="string" table:style-name="ce1">
            <text:p>A.2 : Génération par itérations de solutions possibles</text:p>
          </table:table-cell>
          <table:table-cell office:value-type="string" table:style-name="ce1">
            <text:p>A.3 : Scénarisation de la solution optimale</text:p>
          </table:table-cell>
          <table:table-cell office:value-type="string" table:style-name="ce1">
            <text:p>A.4 : Mise au point de l'interactivité utilisateur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andbox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SandboxC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u C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SandboxC/GP1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SandboxC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Rush 04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e SDL 2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2025_SandboxC_rush_04/GP1_SENGKEO_J.git</text:p>
              </table:table-cell>
              <table:table-cell table:number-columns-repeated="16371"/>
            </table:table-row>
          </table:table-row-group>
        </table:table-row-group>
        <table:table-row table:style-name="ro1">
          <table:table-cell office:value-type="string" table:style-name="ce1">
            <text:p>Game Programming 1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AlgorithmsC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e l'algorithme de fractal Mandelbrot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2025_Algorithms/GP1_SENGKEO_J.git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decouverte d'algorithmes de tri</text:p>
              </table:table-cell>
              <table:table-cell table:number-columns-repeated="9" table:style-name="ce1"/>
              <table:table-cell office:value-type="string" table:style-name="ce1">
                <text:p>https://github.com/SJarod/AlgorithmsC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MathToolBoxC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ssh://git@git.isartintra.com:2424/2020/GP_2025_MathToolbox/GP1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MathToolBoxC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Malloc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Malloc/GP1_SENGKEO_J.git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Malloc.git Malloc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SandboxCP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Sandbox_CPP/GP1_SENGKEO_J.git sandboxCPP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SandboxCPP.git SandboxCPP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TowerP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Tower_Cpp/GP1_SENGKEO_J.git tower++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TowerPP.git TowerPP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OpenGL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e OpenGL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2025_OpenGL/GP1_SENGKEO_J.git opengl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Minestorm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Minestorm/GP1_SENGKEO_J.git minestorm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Minestorm.git Minestorm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Rasteriz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Rasterizer/GP1_SENGKEO_J.git rasterizer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Rasterizer.git Rasterizer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Modern OpenGL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OpenGLModern/GP1_SENGKEO_J.git openglModern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ModernOpenGL.git ModernOpenGL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SandboxC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ssh://git@git.isartintra.com:2424/2020/GP_2025_Unity_CSharp/GP1_SENGKEO_J.git unityCS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SandboxCS.git SandboxCS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Platformer2D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e Unity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2025_Unity__Platformer2D/GP1_SENGKEO_J.git platformer2D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Platformer2D.git Platformer2D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Action25D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etude du game design en 2.5D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GD_2025Action/PECHE.git action25D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Action25D.git Action25D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PlatformerGL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recherche sur l'architecture d'un moteur de jeu video (notamment la partie concernant le rendu graphique et la gestion de ressources)</text:p>
              </table:table-cell>
              <table:table-cell table:number-columns-repeated="9" table:style-name="ce1"/>
              <table:table-cell office:value-type="string" table:style-name="ce1">
                <text:p>ssh://git@git.isartintra.com:2424/2020/GP_2025PlatformerGL/LEJA.git platformerGL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PlatformerGL.git PlatformerGL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Projet de fin d'annee : First Person Shoot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8" table:style-name="ce1"/>
              <table:table-cell office:value-type="string" table:style-name="ce1">
                <text:p>playtest du FPS developpe</text:p>
              </table:table-cell>
              <table:table-cell table:number-columns-repeated="3" table:style-name="ce1"/>
              <table:table-cell office:value-type="string" table:style-name="ce1">
                <text:p>ssh://git@git.isartintra.com:2424/2020/GP_2025FPS/LSMT.git fps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FPS.git FPS</text:p>
              </table:table-cell>
              <table:table-cell table:number-columns-repeated="16371"/>
            </table:table-row>
          </table:table-row-group>
        </table:table-row-group>
        <table:table-row table:style-name="ro1">
          <table:table-cell office:value-type="string" table:style-name="ce1">
            <text:p>Game Programming 2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5 Sage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ssh://git@git.isartintra.com:2424/2021/Multithread/GP2_SENGKEO_J.git 5sages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git clone https://github.com/SJarod/5Sages.git 5Sages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Resource Manag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ssh://git@git.isartintra.com:2424/2021/GP_2025RSMNGR/GP2_SENGKEO_J.git resourcesmanager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git clone https://github.com/SJarod/ResourceManager.git ResourcesManager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Scripting System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e Swig et de PyBind 11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1_gp_2025scripting_system__gp_2025scripting_system_-remod.git scriptingsystem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git clone https://github.com/SJarod/ScriptingSystem.git ScriptingSystem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Dungeon &amp; Dragons Python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e Python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latformerB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e unreal Engine 4.26 et des Blueprints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1_unreal_gp_2025platformerbp-gp2_sengkeo_j.git platformerBP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 clone https://github.com/SJarod/PlatformerBP.git PlatformerBP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Gladiato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u systeme d'IA de Unreal Engine : Behaviour Tree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1_gp_2025_gladiator_gp_2025gladiator-lorod.git gladiator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 clone https://github.com/SJarod/Gladiator.git Gladiator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Third Person Shooter Consol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u kit de developpement PS4</text:p>
              </table:table-cell>
              <table:table-cell table:number-columns-repeated="5" table:style-name="ce1"/>
              <table:table-cell office:value-type="string" table:style-name="ce1">
                <text:p>playtest du TPS developpe</text:p>
              </table:table-cell>
              <table:table-cell table:number-columns-repeated="3" table:style-name="ce1"/>
              <table:table-cell office:value-type="string" table:style-name="ce1">
                <text:p>git@gitlabstudents.isartintra.com:projets/2021_gp_2025tps__gp_2025tps_-deathrocket.git tps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7" table:style-name="ce1"/>
              <table:table-cell office:value-type="string" table:style-name="ce1">
                <text:p>demonstration du jeu sur PS4</text:p>
              </table:table-cell>
              <table:table-cell table:number-columns-repeated="16375" table:style-name="ce1"/>
            </table:table-row>
          </table:table-row-group>
          <table:table-row table:style-name="ro1">
            <table:table-cell/>
            <table:table-cell office:value-type="string" table:style-name="ce1">
              <text:p>Animation Programming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1_gp_2025animation_programming_gp_2025animation_programming-axod.git animationprogramming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 clone https://github.com/SJarod/AnimationProgramming.git AnimationProgramming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Mecanique Dynamiqu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1_gp_2025mecanique_dynamique_gp_2025mecanique_dynamique-jafe.git mecaniquedynamique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 clone https://github.com/SJarod/MecaniqueDynamique.git MecaniqueDynamique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Effet Graphiqu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u shadow mapping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1_gp_2025_effetgraphique_gp_2025_effetgraphique-leja.git effetgraphique</text:p>
              </table:table-cell>
              <table:table-cell table:number-columns-repeated="16371"/>
            </table:table-row>
            <table:table-row table:style-name="ro1">
              <table:table-cell/>
              <table:table-cell table:style-name="ce1"/>
              <table:table-cell office:value-type="string" table:style-name="ce1">
                <text:p>decouverte du draw instanced</text:p>
              </table:table-cell>
              <table:table-cell table:number-columns-repeated="9" table:style-name="ce1"/>
              <table:table-cell office:value-type="string" table:style-name="ce1">
                <text:p>git clone https://github.com/SJarod/EffetGraphique.git EffetGraphique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decouverte de diverses techniques de rendu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Intro Vulkan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logique d'une nouvelle API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1_intro_vulkan_gp_2025_intro_vulkan-gp2_sengkeo_j.git introvulkan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git clone https://github.com/SJarod/VulkanStarter.git GLasVK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rojet de fin d'annee : Engine : Frakka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utilisation de multiples bibliotheques</text:p>
              </table:table-cell>
              <table:table-cell office:value-type="string" table:style-name="ce1">
                <text:p>developpement d'un jeu a l'aide d'un moteur personnalise realise en production</text:p>
              </table:table-cell>
              <table:table-cell office:value-type="string" table:style-name="ce1">
                <text:p>redaction d'une documentation et d'une convention pour faciliter l'utilisation du moteur et du jeu developpe avec</text:p>
              </table:table-cell>
              <table:table-cell office:value-type="string" table:style-name="ce1">
                <text:p>utilisation du moteur developpe pour scripter un jeu avec</text:p>
              </table:table-cell>
              <table:table-cell office:value-type="string" table:style-name="ce1">
                <text:p>stand up meetings hebdomadaires</text:p>
              </table:table-cell>
              <table:table-cell office:value-type="string" table:style-name="ce1">
                <text:p>definitions des fonctionnalites prioritaires (rendering, physics, gameplay, editor)</text:p>
              </table:table-cell>
              <table:table-cell office:value-type="string" table:style-name="ce1">
                <text:p>developpement d'un jeu avec le moteur</text:p>
              </table:table-cell>
              <table:table-cell table:number-columns-repeated="3" table:style-name="ce1"/>
              <table:table-cell office:value-type="string" table:style-name="ce1">
                <text:p>git@gitlabstudents.isartintra.com:projets/2021_gp_2025_engine_gp_2025_engine-frakkas.git engine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decouverte de Assimp</text:p>
              </table:table-cell>
              <table:table-cell office:value-type="string" table:style-name="ce1">
                <text:p>implementation des skeletal animations</text:p>
              </table:table-cell>
              <table:table-cell table:number-columns-repeated="4" table:style-name="ce1"/>
              <table:table-cell office:value-type="string" table:style-name="ce1">
                <text:p>playtest de celui ci\</text:p>
              </table:table-cell>
              <table:table-cell table:number-columns-repeated="3" table:style-name="ce1"/>
              <table:table-cell office:value-type="string" table:style-name="ce1">
                <text:p>https://github.com/SJarod/Frakkas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recherches sur le toon shading</text:p>
              </table:table-cell>
              <table:table-cell table:number-columns-repeated="9" table:style-name="ce1"/>
              <table:table-cell office:value-type="string" table:style-name="ce1">
                <text:p>https://github.com/SJarod/Frakkas_Wiki/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recherches sur le blending</text:p>
              </table:table-cell>
              <table:table-cell table:number-columns-repeated="16381" table:style-name="ce1"/>
            </table:table-row>
          </table:table-row-group>
        </table:table-row-group>
        <table:table-row table:style-name="ro1">
          <table:table-cell office:value-type="string" table:style-name="ce1">
            <text:p>Game Programming 3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Game Week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ssh://git@git.isartintra.com:2424/2022/GameWeek20222023/PlanetsVSHumans.git gameweek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PlanetsVSHumans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Chess Multiplay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3" table:style-name="ce1"/>
              <table:table-cell office:value-type="string" table:style-name="ce1">
                <text:p>realisation d'une architecture reseau pour un template de jeu d'echec (listen server)</text:p>
              </table:table-cell>
              <table:table-cell table:number-columns-repeated="8" table:style-name="ce1"/>
              <table:table-cell office:value-type="string" table:style-name="ce1">
                <text:p>git@gitlabstudents.isartintra.com:projets/2022_gp_2025_rts_ai_gp_2025_chessmulti-groupe_04.git chessmulti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ChessMultiplayer.git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Squad AI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2_gp_2025_squadai_gp_2025_squad_ai-groupe_04.git squadAI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MiniMax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2_gp_2025_minimax_gp_2025_minimax-gp3_sengkeo_j.git minimax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TicTacToeAI.git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Portage Consol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style-name="ce1"/>
              <table:table-cell office:value-type="string" table:style-name="ce1">
                <text:p>decouverte du kit de developpement Nintendo Switch</text:p>
              </table:table-cell>
              <table:table-cell office:value-type="string" table:style-name="ce1">
                <text:p>definition des features Switch necessaire et implementation de celles ci</text:p>
              </table:table-cell>
              <table:table-cell table:number-columns-repeated="8" table:style-name="ce1"/>
              <table:table-cell office:value-type="string" table:style-name="ce1">
                <text:p>git@gitlabstudents.isartintra.com:projets/2022_console_console-golem.git console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Twin Stick Shooter Multiplay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2_gp_2025_twinstickshootermulti_gp_2025_twinstickshooter_multi-groupe_04.git</text:p>
              </table:table-cell>
              <table:table-cell table:number-columns-repeated="16371"/>
            </table:table-row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https://github.com/SJarod/TwinStickShooterMultiplayer.git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TPS Multi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2" table:style-name="ce1"/>
              <table:table-cell office:value-type="string" table:style-name="ce1">
                <text:p>portage en multijoueur d'un template de Third Person Shooter</text:p>
              </table:table-cell>
              <table:table-cell table:number-columns-repeated="4" table:style-name="ce1"/>
              <table:table-cell office:value-type="string" table:style-name="ce1">
                <text:p>playtest a distance</text:p>
              </table:table-cell>
              <table:table-cell table:number-columns-repeated="3" table:style-name="ce1"/>
              <table:table-cell office:value-type="string" table:style-name="ce1">
                <text:p>https://github.com/SJarod/ThirdPersonShooterMultiplayer.git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Artificial Neural Network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2_gp_2025_ann_gp_2025_ann-gp3_sengkeo_j.git</text:p>
              </table:table-cell>
              <table:table-cell table:number-columns-repeated="16371"/>
            </table:table-row>
          </table:table-row-group>
          <table:table-row table:style-name="ro1">
            <table:table-cell/>
            <table:table-cell office:value-type="string" table:style-name="ce1">
              <text:p>Machine Learning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/>
              <table:table-cell table:number-columns-repeated="11" table:style-name="ce1"/>
              <table:table-cell office:value-type="string" table:style-name="ce1">
                <text:p>git@gitlabstudents.isartintra.com:projets/2022_gp_2025_machine_learning_gp_2025_machine_learning-groupe_01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Tech Art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3" table:style-name="ce1"/>
              <table:table-cell office:value-type="string" table:style-name="ce1">
                <text:p>definition d'un scope pour un material de surface dynamique d'eau</text:p>
              </table:table-cell>
              <table:table-cell office:value-type="string" table:style-name="ce1">
                <text:p>definition de l'outil de material d'eau afin qu'il puisse etre exportable dans d'autres projets</text:p>
              </table:table-cell>
              <table:table-cell office:value-type="string" table:style-name="ce1">
                <text:p>test de plusieurs solutions pour obtenir un material d'eau convaincant et facile d'utilisation</text:p>
              </table:table-cell>
              <table:table-cell office:value-type="string" table:style-name="ce1">
                <text:p>discussions et recherches pour trouver l'outil avec le meilleur rapport scope/épatant</text:p>
              </table:table-cell>
              <table:table-cell office:value-type="string" table:style-name="ce1">
                <text:p>abandon de la simulation de fluides au profit d'un material utilisant du vertex displacement</text:p>
              </table:table-cell>
              <table:table-cell table:number-columns-repeated="16376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Spline Edito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8" table:style-name="ce1"/>
              <table:table-cell office:value-type="string" table:style-name="ce1">
                <text:p>utilisation de l'editeur de splines</text:p>
              </table:table-cell>
              <table:table-cell table:number-columns-repeated="3" table:style-name="ce1"/>
              <table:table-cell office:value-type="string" table:style-name="ce1">
                <text:p>git@gitlabstudents.isartintra.com:projets/2022_gp_2025_spline_editor_gp_2025_spline_editor-gp3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SplineEditor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GOA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git@gitlabstudents.isartintra.com:projets/2022_gp_2025_goap_gp_2025_goap-gp3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GoalOrientedActionPlanner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RTS AI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Choisir une implementation technique pour une IA d'un jeu de strategie : differences entre un GOAP et un HTN</text:p>
              </table:table-cell>
              <table:table-cell table:number-columns-repeated="9" table:style-name="ce1"/>
              <table:table-cell office:value-type="string" table:style-name="ce1">
                <text:p>git@gitlabstudents.isartintra.com:projets/2022_rts_ai_gp_2025_rts_ai-groupe_04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rojet de fin d'annee : RPG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u systeme de profiling de Unreal Engine, Frontend et Unreal Insights</text:p>
              </table:table-cell>
              <table:table-cell table:style-name="ce1"/>
              <table:table-cell office:value-type="string" table:style-name="ce1">
                <text:p>details de procedures a suivre pour obtenir une carte optimisee</text:p>
              </table:table-cell>
              <table:table-cell table:number-columns-repeated="3" table:style-name="ce1"/>
              <table:table-cell office:value-type="string" table:style-name="ce1">
                <text:p>demonstration du gain de performance avec l'aide de plusieurs builds avec des parametrages differents</text:p>
              </table:table-cell>
              <table:table-cell table:number-columns-repeated="16375" table:style-name="ce1"/>
            </table:table-row>
          </table:table-row-group>
        </table:table-row-group>
        <table:table-row table:style-name="ro1">
          <table:table-cell office:value-type="string" table:style-name="ce1">
            <text:p>Master Game Programming 1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Advanced Algorithms CP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AdvancedAlgorithmsCPP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Moteur Physiqu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git@gitlabstudents.isartintra.com:projets/2023_gp_2025_gp_2025_moteurphysique-mgp1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CollisionEngine2D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Inverse Kinematic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git@gitlabstudents.isartintra.com:projets/2023_gp_2025_gp_2025_inverse_kinematics-mgp1_sengkeo_j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InverseKinematics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rojet de fin d'etude M1 : Skyrunn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decouverte du kit de developpement PS5</text:p>
              </table:table-cell>
              <table:table-cell office:value-type="string" table:style-name="ce1">
                <text:p>deploiement d'un moteur (UE5) personnalise pour compiler sur PS5</text:p>
              </table:table-cell>
              <table:table-cell office:value-type="string" table:style-name="ce1">
                <text:p>redaction de documentations pour expliquer l'utilisation du moteur personnalise ainsi que d'outils gameplay</text:p>
              </table:table-cell>
              <table:table-cell office:value-type="string" table:style-name="ce1">
                <text:p>integration de plugins dans le moteur personnalise (Wwise et autres)</text:p>
              </table:table-cell>
              <table:table-cell office:value-type="string" table:style-name="ce1">
                <text:p>realisation de builds minimalistes pour demontrer certaines features (comme le slow motion)</text:p>
              </table:table-cell>
              <table:table-cell office:value-type="string" table:style-name="ce1">
                <text:p>categorisation de risques lies au developpement de certaines fonctionnalites critiques (comme le slow motion)</text:p>
              </table:table-cell>
              <table:table-cell office:value-type="string" table:style-name="ce1">
                <text:p>playtests</text:p>
              </table:table-cell>
              <table:table-cell table:number-columns-repeated="3" table:style-name="ce1"/>
              <table:table-cell office:value-type="string" table:style-name="ce1">
                <text:p>https://github.com/Skyrunner2324/Valfreyja.git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decouverte de Unreal Engine 5.2</text:p>
              </table:table-cell>
              <table:table-cell table:number-columns-repeated="2" table:style-name="ce1"/>
              <table:table-cell office:value-type="string" table:style-name="ce1">
                <text:p>realisation d'outils gameplay pour faciliter le travail des Game Designers et Game Programmers</text:p>
              </table:table-cell>
              <table:table-cell table:number-columns-repeated="2" table:style-name="ce1"/>
              <table:table-cell office:value-type="string" table:style-name="ce1">
                <text:p>demonstration du jeu sur PS5</text:p>
              </table:table-cell>
              <table:table-cell table:number-columns-repeated="3" table:style-name="ce1"/>
              <table:table-cell office:value-type="string" table:style-name="ce1">
                <text:p>https://github.com/Skyrunner2324/UnrealEngineSKR.git</text:p>
              </table:table-cell>
              <table:table-cell table:number-columns-repeated="1637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tests sur les limitations de Lumen et Nanite</text:p>
              </table:table-cell>
              <table:table-cell table:number-columns-repeated="16381" table:style-name="ce1"/>
            </table:table-row>
          </table:table-row-group>
        </table:table-row-group>
        <table:table-row table:style-name="ro1">
          <table:table-cell office:value-type="string" table:style-name="ce1">
            <text:p>Master Game Programming 2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ProbaPCG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git@gitlabstudents.isartintra.com:projets/2024_mgp2_2025_proba_pcg-loi_bernoulli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UE5 Workshop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git@gitlabstudents.isartintra.com:projets/2024_ue5_gas_gp_2025_ue5_workshop_-_gas-groupe_07.git</text:p>
              </table:table-cell>
              <table:table-cell table:number-columns-repeated="16371"/>
            </table:table-row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UE5Workshop.git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Intro CUDA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CudaStarter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Intro EC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12" table:style-name="ce1"/>
              <table:table-cell office:value-type="string" table:style-name="ce1">
                <text:p>https://github.com/SJarod/UnityDOTSStarter</text:p>
              </table:table-cell>
              <table:table-cell table:number-columns-repeated="1637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rocedural World Generation</text:p>
            </table:table-cell>
            <table:table-cell table:number-columns-repeated="16382" table:style-name="ce1"/>
          </table:table-row>
          <table:table-row table:style-name="ro1">
            <table:table-cell table:style-name="ce1"/>
            <table:table-cell office:value-type="string" table:style-name="ce1">
              <text:p>Fast Fourier Transform</text:p>
            </table:table-cell>
            <table:table-cell table:number-columns-repeated="16382" table:style-name="ce1"/>
          </table:table-row>
          <table:table-row table:style-name="ro1">
            <table:table-cell table:style-name="ce1"/>
            <table:table-cell office:value-type="string" table:style-name="ce1">
              <text:p>Projet de fin d'etude M2 : Global Illumination Study : Radiance Probes and Cascades</text:p>
            </table:table-cell>
            <table:table-cell table:number-columns-repeated="16382" table:style-name="ce1"/>
          </table:table-row>
        </table:table-row-group>
        <table:table-row table:style-name="ro1">
          <table:table-cell office:value-type="string" table:style-name="ce1">
            <text:p>Expérience professionnelles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Sury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3" table:style-name="ce1"/>
              <table:table-cell office:value-type="string" table:style-name="ce1">
                <text:p>test de plusieurs applications web en fonction de specifications donnees par le clients</text:p>
              </table:table-cell>
              <table:table-cell office:value-type="string" table:style-name="ce1">
                <text:p>redaction d'une documentation expliquant l'utilisation de plusieurs application web</text:p>
              </table:table-cell>
              <table:table-cell table:number-columns-repeated="16379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Onitron Studio : Top Down Beat'em Up Vertical Slic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consolidation des competences sur Unreal Engine 4.26</text:p>
              </table:table-cell>
              <table:table-cell office:value-type="string" table:style-name="ce1">
                <text:p>retranscription d'un gameplay a l'aide d'une description</text:p>
              </table:table-cell>
              <table:table-cell table:number-columns-repeated="2" table:style-name="ce1"/>
              <table:table-cell office:value-type="string" table:style-name="ce1">
                <text:p>refactoring avec demonstration pour trouver le meilleur gamefeel</text:p>
              </table:table-cell>
              <table:table-cell table:style-name="ce1"/>
              <table:table-cell office:value-type="string" table:style-name="ce1">
                <text:p>playtests avec profiling</text:p>
              </table:table-cell>
              <table:table-cell table:number-columns-repeated="16375" table:style-name="ce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lecture du code deja mis en place (en Blueprint)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Modulo Pi : Décodeur Vidéo avec accélération matériell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Lecture de papier ISO (H.264, ISO/IEC 14496-10)</text:p>
              </table:table-cell>
              <table:table-cell office:value-type="string" table:style-name="ce1">
                <text:p>decodage video se basant sur les specifications H.264</text:p>
              </table:table-cell>
              <table:table-cell office:value-type="string" table:style-name="ce1">
                <text:p>refactoring d'un logicile pour obtenir une architecture modulaire et documentee</text:p>
              </table:table-cell>
              <table:table-cell office:value-type="string" table:style-name="ce1">
                <text:p>developpement d'un logiciel minimaliste afin de rendere accessible une fonctionnalite precise : le decodage video avec acceleration materielle</text:p>
              </table:table-cell>
              <table:table-cell table:style-name="ce1"/>
              <table:table-cell office:value-type="string" table:style-name="ce1">
                <text:p>determination de l'importance de chaque module pour parvenir au decodage d'une video (parsing, decodage de l'image, affichage de l'image decodee)</text:p>
              </table:table-cell>
              <table:table-cell office:value-type="string" table:style-name="ce1">
                <text:p>demonstration d'une video decodee avec la carte graphique</text:p>
              </table:table-cell>
              <table:table-cell table:number-columns-repeated="16375" table:style-name="ce1"/>
            </table:table-row>
            <table:table-row table:style-name="ro1">
              <table:table-cell table:number-columns-repeated="2" table:style-name="ce1"/>
              <table:table-cell office:value-type="string" table:style-name="ce1">
                <text:p>decouverte du format H.264 et du decodage video (logiciel comme materiel)</text:p>
              </table:table-cell>
              <table:table-cell table:number-columns-repeated="5" table:style-name="ce1"/>
              <table:table-cell office:value-type="string" table:style-name="ce1">
                <text:p>lecteur de video minimaliste permettant a l'utilisateur de naviguer en avant, en arriere ou entre les frames</text:p>
              </table:table-cell>
              <table:table-cell table:number-columns-repeated="16375" table:style-name="ce1"/>
            </table:table-row>
            <table:table-row table:style-name="ro1">
              <table:table-cell table:number-columns-repeated="8" table:style-name="ce1"/>
              <table:table-cell office:value-type="string" table:style-name="ce1">
                <text:p>profiling avec Nvidia Nsight Graphics</text:p>
              </table:table-cell>
              <table:table-cell table:number-columns-repeated="16375" table:style-name="ce1"/>
            </table:table-row>
          </table:table-row-group>
        </table:table-row-group>
        <table:table-row table:style-name="ro1">
          <table:table-cell office:value-type="string" table:style-name="ce1">
            <text:p>Projets personnels</text:p>
          </table:table-cell>
          <table:table-cell table:number-columns-repeated="16383" table:style-name="ce1"/>
        </table:table-row>
        <table:table-row-group>
          <table:table-row table:style-name="ro1">
            <table:table-cell table:style-name="ce1"/>
            <table:table-cell office:value-type="string" table:style-name="ce1">
              <text:p>Player Character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implementation de plusieurs Player Characters sur Unity a la maniere de ce qui se fait dans le marche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Player Characters UE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implementation de plusieurs Player Characters sur Unreal Engine 4 et 5 a la maniere de ce qui se fait dans le marche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Vulkan Playground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bibliotheque permettant l'utilisation de plusieurs API graphique</text:p>
              </table:table-cell>
              <table:table-cell table:number-columns-repeated="2" table:style-name="ce1"/>
              <table:table-cell office:value-type="string" table:style-name="ce1">
                <text:p>realisation d'une bibliotheque modulaire de rendu graphique (iteration sur l'architecture)</text:p>
              </table:table-cell>
              <table:table-cell table:number-columns-repeated="16378"/>
            </table:table-row>
          </table:table-row-group>
          <table:table-row table:style-name="ro1">
            <table:table-cell table:style-name="ce1"/>
            <table:table-cell office:value-type="string" table:style-name="ce1">
              <text:p>Simple Ray Marcher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ray marcher pour afficher de la lumiere volumetrique en GLSL sur Shadertoy</text:p>
              </table:table-cell>
              <table:table-cell table:number-columns-repeated="16381" table:style-name="ce1"/>
            </table:table-row>
          </table:table-row-group>
          <table:table-row table:style-name="ro1">
            <table:table-cell table:style-name="ce1"/>
            <table:table-cell office:value-type="string" table:style-name="ce1">
              <text:p>SDF Soft Shadows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table:number-columns-repeated="2" table:style-name="ce1"/>
              <table:table-cell office:value-type="string" table:style-name="ce1">
                <text:p>technique permettant d'afficher des soft shadows avec un ray marcher en GLSL sur Shadertoy</text:p>
              </table:table-cell>
              <table:table-cell table:number-columns-repeated="16381" table:style-name="ce1"/>
            </table:table-row>
          </table:table-row-group>
        </table:table-row-group>
        <table:table-row table:number-rows-repeated="10484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arod SENGKEO</meta:initial-creator>
    <dc:creator>Jarod SENGKEO</dc:creator>
    <meta:creation-date>2025-02-04T17:01:22Z</meta:creation-date>
    <dc:date>2025-03-04T22:20:16Z</dc:date>
  </office:meta>
</office:document-meta>
</file>